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fall AF5 Kolla upp information i nationella båtregistret</text:p>
      <text:p text:style-name="Standard"/>
      <text:p text:style-name="Standard">TF1.1 Huvudscenario, helt lyckad</text:p>
      <text:list xml:id="list42141688" text:style-name="L1">
        <text:list-item>
          <text:p text:style-name="P1">Gå till kolla upp information-sidan.</text:p>
        </text:list-item>
        <text:list-item>
          <text:p text:style-name="P1">Ett formulär visas upp som ber om namn på en medlem.</text:p>
        </text:list-item>
        <text:list-item>
          <text:p text:style-name="P1">Lars Göransson skrivs in.</text:p>
        </text:list-item>
        <text:list-item>
          <text:p text:style-name="P1">Systemet visar upp en lista på de 2 båtarna som Lars Göransson har registrerade.</text:p>
        </text:list-item>
        <text:list-item>
          <text:p text:style-name="P1">Väljer den första av de två båtarna.</text:p>
        </text:list-item>
        <text:list-item>
          <text:p text:style-name="P1">Systemet visar upp all information om båten.</text:p>
        </text:list-item>
      </text:list>
      <text:p text:style-name="Standard"/>
      <text:p text:style-name="Standard">TF1.2 Huvudscenario, person hittas inte</text:p>
      <text:list xml:id="list42637820" text:style-name="L2">
        <text:list-item>
          <text:p text:style-name="P2">Gå till kolla upp information-sidan.</text:p>
        </text:list-item>
        <text:list-item>
          <text:p text:style-name="P2">Ett formulär visas upp som ber om namn på en medlem.</text:p>
        </text:list-item>
        <text:list-item>
          <text:p text:style-name="P2">Kjell Oskarsson skrivs in.</text:p>
        </text:list-item>
        <text:list-item>
          <text:p text:style-name="P2">Personen hittas inte, felmeddelande presenteras.</text:p>
        </text:list-item>
      </text:list>
      <text:p text:style-name="Standard"/>
      <text:p text:style-name="Standard">TF1.2 Huvudscenario, personen har inga båtar</text:p>
      <text:list xml:id="list42664349" text:style-name="L3">
        <text:list-item>
          <text:p text:style-name="P3">Gå till kolla upp information-sidan.</text:p>
        </text:list-item>
        <text:list-item>
          <text:p text:style-name="P3">Ett formulär visas upp som ber om namn på en medlem.</text:p>
        </text:list-item>
        <text:list-item>
          <text:p text:style-name="P3">Thomas Larsson skrivs in.</text:p>
        </text:list-item>
        <text:list-item>
          <text:p text:style-name="P3">Personen har inga båtar, ett meddelande presenteras som meddelar att Thomas inte har några båtar i registret.</text:p>
        </text:list-item>
      </text:list>
      <text:p text:style-name="Standard"/>
      <text:p text:style-name="Standard">TF1.4 Huvudscenario, båt inte registrerad i nationella båtregistret</text:p>
      <text:list xml:id="list42694216" text:style-name="L4">
        <text:list-item>
          <text:p text:style-name="P4">Gå till kolla upp information-sidan.</text:p>
        </text:list-item>
        <text:list-item>
          <text:p text:style-name="P4">Ett formulär visas upp som ber om namn på en medlem.</text:p>
        </text:list-item>
        <text:list-item>
          <text:p text:style-name="P4">Sven Johansson skrivs in.</text:p>
        </text:list-item>
        <text:list-item>
          <text:p text:style-name="P4">Systemet visar upp en lista på de 3 båtarna som Sven Johansson har registrerade.</text:p>
        </text:list-item>
        <text:list-item>
          <text:p text:style-name="P4">Väljer den första av de två båtarna.</text:p>
        </text:list-item>
        <text:list-item>
          <text:p text:style-name="P4">Båten hittas inte i nationella båtregistret, ett felmeddelande presenteras som informerar att båten inte är registrerad i nationella båtregistret.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Svensson</meta:initial-creator>
    <meta:creation-date>2013-12-18T21:28:52.43</meta:creation-date>
    <meta:document-statistic meta:table-count="0" meta:image-count="0" meta:object-count="0" meta:page-count="1" meta:paragraph-count="25" meta:word-count="221" meta:character-count="1314"/>
    <dc:date>2013-12-18T22:56:41.71</dc:date>
    <dc:creator>Sebastian Svensson</dc:creator>
    <meta:editing-duration>PT12M8S</meta:editing-duration>
    <meta:editing-cycles>1</meta:editing-cycles>
    <meta:generator>OpenOffice.org/3.3$Win32 OpenOffice.org_project/330m20$Build-9567</meta:generator>
  </office:meta>
</office:document-meta>
</file>